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curve" svg:x1="6cm" svg:y1="3cm" svg:x2="9.5cm" svg:y2="4.5cm" draw:start-shape="id1" draw:start-glue-point="1" draw:end-shape="id2" draw:end-glue-point="0" svg:d="m6000 3000c2334 0 3500 500 3500 1500">
          <text:p/>
        </draw:connector>
        <draw:connector draw:style-name="gr1" draw:text-style-name="P1" draw:layer="layout" draw:type="curve" svg:x1="7.5cm" svg:y1="5.5cm" svg:x2="4cm" svg:y2="4cm" draw:start-shape="id2" draw:start-glue-point="3" draw:end-shape="id1" draw:end-glue-point="2" svg:d="m7500 5500c-2334 0-3500-500-3500-1500">
          <text:p/>
        </draw:connector>
        <draw:frame draw:style-name="gr2" draw:text-style-name="P2" draw:layer="layout" svg:width="3.41cm" svg:height="0.854cm" svg:x="2.432cm" svg:y="5.326cm">
          <draw:text-box>
            <text:p><text:span text:style-name="T1">apply_user_input()</text:span></text:p>
          </draw:text-box>
        </draw:frame>
        <draw:frame draw:style-name="gr3" draw:text-style-name="P2" draw:layer="layout" svg:width="3.783cm" svg:height="0.645cm" svg:x="7.817cm" svg:y="2.3cm">
          <draw:text-box>
            <text:p><text:span text:style-name="T1">prepare_user_input()</text:span></text:p>
          </draw:text-box>
        </draw:frame>
        <draw:custom-shape draw:style-name="gr4" draw:text-style-name="P3" xml:id="id1" draw:id="id1" draw:layer="layout" svg:width="4cm" svg:height="2cm" svg:x="2cm" svg:y="2cm">
          <text:p text:style-name="P3"><text:span text:style-name="T2">parent</text:span></text:p>
          <text:p text:style-name="P3"><text:span text:style-name="T2">menu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4cm" svg:height="2cm" svg:x="7.5cm" svg:y="4.5cm">
          <text:p text:style-name="P3"><text:span text:style-name="T2">sub</text:span></text:p>
          <text:p text:style-name="P3"><text:span text:style-name="T2">menu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zxx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aus </meta:initial-creator>
    <meta:creation-date>2011-05-27T20:43:06</meta:creation-date>
    <dc:date>2012-06-29T22:10:27</dc:date>
    <meta:editing-duration>PT1H7M39S</meta:editing-duration>
    <meta:editing-cycles>7</meta:editing-cycles>
    <meta:generator>LibreOffice/3.5$Linux_x86 LibreOffice_project/350m1$Build-2</meta:generator>
    <meta:document-statistic meta:object-count="6"/>
  </office:meta>
</office:document-meta>
</file>